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91cm" fo:min-width="8.898cm"/>
    </style:style>
    <style:style style:name="gr2" style:family="graphic" style:parent-style-name="standard">
      <style:graphic-properties draw:textarea-horizontal-align="justify" draw:textarea-vertical-align="middle" draw:auto-grow-height="false" fo:min-height="9.148cm" fo:min-width="9.27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" style:family="graphic" style:parent-style-name="standard">
      <style:graphic-properties draw:textarea-horizontal-align="justify" draw:textarea-vertical-align="middle" draw:auto-grow-height="false" fo:min-height="1.147cm" fo:min-width="1.34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9.398cm" svg:height="10.16cm" svg:x="2.778cm" svg:y="7.2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measurelines" svg:width="9.779cm" svg:height="9.398cm" svg:x="6.461cm" svg:y="4.8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measurelines" svg:width="0.853cm" svg:height="0.962cm" svg:x="2.397cm" svg:y="6.715cm">
          <draw:text-box>
            <text:p>3</text:p>
          </draw:text-box>
        </draw:frame>
        <draw:frame draw:style-name="gr3" draw:text-style-name="P2" draw:layer="measurelines" svg:width="0.853cm" svg:height="0.962cm" svg:x="5.826cm" svg:y="14.335cm">
          <draw:text-box>
            <text:p>0</text:p>
          </draw:text-box>
        </draw:frame>
        <draw:frame draw:style-name="gr3" draw:text-style-name="P2" draw:layer="measurelines" svg:width="0.853cm" svg:height="0.962cm" svg:x="2.27cm" svg:y="17.764cm">
          <draw:text-box>
            <text:p>1</text:p>
          </draw:text-box>
        </draw:frame>
        <draw:frame draw:style-name="gr3" draw:text-style-name="P2" draw:layer="measurelines" svg:width="0.853cm" svg:height="0.962cm" svg:x="5.953cm" svg:y="4.175cm">
          <draw:text-box>
            <text:p>2</text:p>
          </draw:text-box>
        </draw:frame>
        <draw:frame draw:style-name="gr3" draw:text-style-name="P2" draw:layer="measurelines" svg:width="0.853cm" svg:height="0.962cm" svg:x="16.113cm" svg:y="14.716cm">
          <draw:text-box>
            <text:p>4</text:p>
          </draw:text-box>
        </draw:frame>
        <draw:frame draw:style-name="gr3" draw:text-style-name="P2" draw:layer="measurelines" svg:width="0.853cm" svg:height="0.962cm" svg:x="11.922cm" svg:y="17.891cm">
          <draw:text-box>
            <text:p>5</text:p>
          </draw:text-box>
        </draw:frame>
        <draw:frame draw:style-name="gr3" draw:text-style-name="P2" draw:layer="measurelines" svg:width="0.853cm" svg:height="0.962cm" svg:x="16.367cm" svg:y="4.556cm">
          <draw:text-box>
            <text:p>6</text:p>
          </draw:text-box>
        </draw:frame>
        <draw:frame draw:style-name="gr3" draw:text-style-name="P2" draw:layer="measurelines" svg:width="0.853cm" svg:height="0.962cm" svg:x="12.684cm" svg:y="7.096cm">
          <draw:text-box>
            <text:p>7</text:p>
          </draw:text-box>
        </draw:frame>
        <draw:custom-shape draw:style-name="gr4" draw:text-style-name="P1" draw:layer="layout" svg:width="3.683cm" svg:height="4.191cm" draw:transform="rotate (-3.1386255938614) translate (17.896cm 25.505cm)">
          <text:p text:style-name="P1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2" draw:layer="layout" svg:width="0.853cm" svg:height="0.962cm" svg:x="13.446cm" svg:y="21.12cm">
          <draw:text-box>
            <text:p>0</text:p>
          </draw:text-box>
        </draw:frame>
        <draw:frame draw:style-name="gr5" draw:text-style-name="P2" draw:layer="layout" svg:width="0.853cm" svg:height="0.962cm" svg:x="17.891cm" svg:y="21.247cm">
          <draw:text-box>
            <text:p>1</text:p>
          </draw:text-box>
        </draw:frame>
        <draw:frame draw:style-name="gr5" draw:text-style-name="P2" draw:layer="layout" svg:width="0.853cm" svg:height="0.962cm" svg:x="15.641cm" svg:y="25.511cm">
          <draw:text-box>
            <text:p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4T16:34:13.242872808</meta:creation-date>
    <dc:date>2018-05-05T18:53:49.142679500</dc:date>
    <meta:editing-duration>PT6H29M29S</meta:editing-duration>
    <meta:editing-cycles>2</meta:editing-cycles>
    <meta:generator>LibreOffice/5.1.6.2$Linux_X86_64 LibreOffice_project/10m0$Build-2</meta:generator>
    <meta:document-statistic meta:object-count="14"/>
  </office:meta>
</office:document-meta>
</file>